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Times New Roman" fo:font-size="12pt" fo:font-weight="normal" officeooo:rsid="0017b1d4" officeooo:paragraph-rsid="001900c1" style:font-name-asian="TimesNewRomanPSMT" style:font-size-asian="12pt" style:font-weight-asian="normal" style:font-name-complex="TimesNewRomanPSMT" style:font-size-complex="12pt" style:font-weight-complex="normal"/>
    </style:style>
    <style:style style:name="P2" style:family="paragraph" style:parent-style-name="Standard" style:list-style-name="L1">
      <style:text-properties style:font-name="Times New Roman" fo:font-size="12pt" fo:font-weight="normal" officeooo:rsid="001955bf" officeooo:paragraph-rsid="001900c1" style:font-name-asian="TimesNewRomanPSMT" style:font-size-asian="12pt" style:font-weight-asian="normal" style:font-name-complex="TimesNewRomanPSMT" style:font-size-complex="12pt" style:font-weight-complex="normal"/>
    </style:style>
    <style:style style:name="P3" style:family="paragraph" style:parent-style-name="Standard" style:list-style-name="L1">
      <style:text-properties style:font-name="Times New Roman" fo:font-size="12pt" fo:font-weight="normal" officeooo:rsid="00147e77" officeooo:paragraph-rsid="001900c1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Times New Roman" fo:font-size="12pt" fo:font-weight="normal" officeooo:rsid="00147e77" officeooo:paragraph-rsid="001900c1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text-properties style:font-name="Times New Roman" fo:font-size="12pt" fo:font-weight="normal" officeooo:rsid="0017b1d4" officeooo:paragraph-rsid="001900c1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text-properties style:font-name="Times New Roman" fo:font-size="12pt" fo:font-weight="normal" officeooo:rsid="001fe433" officeooo:paragraph-rsid="001900c1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text-properties style:font-name="Times New Roman" fo:font-size="12pt" fo:font-weight="normal" officeooo:rsid="0017a764" officeooo:paragraph-rsid="001900c1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Times New Roman" fo:font-size="12pt" fo:font-style="normal" style:text-underline-style="solid" style:text-underline-width="auto" style:text-underline-color="font-color" fo:font-weight="bold" officeooo:paragraph-rsid="001900c1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 style:list-style-name="L1">
      <style:text-properties style:font-name="Times New Roman" fo:font-size="12pt" fo:font-style="normal" fo:font-weight="bold" officeooo:rsid="00147e77" officeooo:paragraph-rsid="001900c1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 style:list-style-name="L1">
      <style:text-properties style:font-name="Times New Roman" fo:font-size="12pt" fo:font-style="normal" fo:font-weight="bold" officeooo:rsid="0017b1d4" officeooo:paragraph-rsid="001900c1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 style:list-style-name="L1">
      <style:text-properties style:font-name="Times New Roman" fo:font-size="12pt" fo:font-style="normal" fo:font-weight="normal" officeooo:rsid="00162300" officeooo:paragraph-rsid="001900c1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Times New Roman" fo:font-size="12pt" fo:font-weight="bold" officeooo:rsid="0017b1d4" officeooo:paragraph-rsid="001900c1" style:font-size-asian="12pt" style:font-weight-asian="bold" style:font-size-complex="12pt" style:font-weight-complex="bold"/>
    </style:style>
    <style:style style:name="P13" style:family="paragraph" style:parent-style-name="Standard" style:list-style-name="L1">
      <style:text-properties style:font-name="Times New Roman" fo:font-size="12pt" fo:font-weight="bold" officeooo:rsid="00147e77" officeooo:paragraph-rsid="001900c1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text-properties style:font-name="Times New Roman" fo:font-size="12pt" fo:font-weight="bold" officeooo:paragraph-rsid="001900c1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text-properties style:font-name="Times New Roman" fo:font-size="12pt" fo:font-weight="bold" officeooo:rsid="00162300" officeooo:paragraph-rsid="001900c1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Times New Roman" fo:font-size="12pt" fo:font-weight="bold" officeooo:paragraph-rsid="001900c1" style:font-size-asian="12pt" style:font-weight-asian="bold" style:font-size-complex="12pt" style:font-weight-complex="bold"/>
    </style:style>
    <style:style style:name="P17" style:family="paragraph" style:parent-style-name="Standard" style:list-style-name="L1">
      <style:text-properties style:font-name="Times New Roman" fo:font-size="12pt" fo:font-weight="bold" officeooo:rsid="0017a764" officeooo:paragraph-rsid="001900c1" style:font-name-asian="TimesNewRomanPSMT" style:font-size-asian="12pt" style:font-weight-asian="bold" style:font-name-complex="TimesNewRomanPSMT" style:font-size-complex="12pt" style:font-weight-complex="bold"/>
    </style:style>
    <style:style style:name="P18" style:family="paragraph" style:parent-style-name="Standard">
      <style:text-properties style:font-name="Times New Roman" fo:font-size="12pt" fo:font-weight="bold" officeooo:rsid="0017a764" officeooo:paragraph-rsid="001900c1" style:font-name-asian="TimesNewRomanPSMT" style:font-size-asian="12pt" style:font-weight-asian="bold" style:font-name-complex="TimesNewRomanPSMT" style:font-size-complex="12pt" style:font-weight-complex="bold"/>
    </style:style>
    <style:style style:name="P19" style:family="paragraph" style:parent-style-name="Standard" style:list-style-name="L1">
      <style:text-properties style:font-name="Times New Roman" fo:font-size="12pt" fo:font-style="italic" fo:font-weight="bold" officeooo:rsid="0017b1d4" officeooo:paragraph-rsid="001900c1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Standard">
      <style:text-properties style:font-name="Times New Roman" fo:font-size="12pt" fo:font-style="italic" fo:font-weight="bold" officeooo:rsid="0017b1d4" officeooo:paragraph-rsid="001900c1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text-properties style:font-name="Times New Roman" fo:font-size="14pt" fo:font-weight="normal" officeooo:rsid="00147e77" officeooo:paragraph-rsid="001900c1" style:font-size-asian="14pt" style:font-weight-asian="normal" style:font-size-complex="14pt" style:font-weight-complex="normal"/>
    </style:style>
    <style:style style:name="P22" style:family="paragraph" style:parent-style-name="Standard" style:list-style-name="L1">
      <style:text-properties style:font-name="Times New Roman" fo:font-size="13pt" fo:font-weight="bold" officeooo:rsid="0017b1d4" officeooo:paragraph-rsid="001900c1" style:font-size-asian="13pt" style:font-weight-asian="bold" style:font-size-complex="13pt" style:font-weight-complex="bold"/>
    </style:style>
    <style:style style:name="P23" style:family="paragraph" style:parent-style-name="Standard" style:list-style-name="L1">
      <style:text-properties style:font-name="Times New Roman" fo:font-size="13pt" fo:font-weight="bold" officeooo:rsid="00147e77" officeooo:paragraph-rsid="001900c1" style:font-size-asian="13pt" style:font-weight-asian="bold" style:font-size-complex="13pt" style:font-weight-complex="bold"/>
    </style:style>
    <style:style style:name="P24" style:family="paragraph" style:parent-style-name="Standard" style:list-style-name="L1">
      <style:text-properties style:font-name="Times New Roman" fo:font-size="13pt" fo:font-weight="bold" officeooo:rsid="00162300" officeooo:paragraph-rsid="001900c1" style:font-size-asian="13pt" style:font-weight-asian="bold" style:font-size-complex="13pt" style:font-weight-complex="bold"/>
    </style:style>
    <style:style style:name="P25" style:family="paragraph" style:parent-style-name="Standard" style:list-style-name="L1">
      <style:text-properties style:font-name="Times New Roman" fo:font-size="13pt" fo:font-weight="bold" officeooo:rsid="0017a764" officeooo:paragraph-rsid="001900c1" style:font-name-asian="TimesNewRomanPSMT" style:font-size-asian="13pt" style:font-weight-asian="bold" style:font-name-complex="TimesNewRomanPSMT" style:font-size-complex="13pt" style:font-weight-complex="bold"/>
    </style:style>
    <style:style style:name="P26" style:family="paragraph" style:parent-style-name="Standard" style:list-style-name="L3">
      <style:text-properties style:font-name="Times New Roman" officeooo:paragraph-rsid="001900c1"/>
    </style:style>
    <style:style style:name="P27" style:family="paragraph" style:parent-style-name="Standard">
      <style:text-properties style:font-name="Times New Roman" officeooo:paragraph-rsid="001900c1"/>
    </style:style>
    <style:style style:name="T1" style:family="text">
      <style:text-properties officeooo:rsid="001de9ab"/>
    </style:style>
    <style:style style:name="T2" style:family="text">
      <style:text-properties officeooo:rsid="00147e77"/>
    </style:style>
    <style:style style:name="T3" style:family="text">
      <style:text-properties officeooo:rsid="000b5af7"/>
    </style:style>
    <style:style style:name="T4" style:family="text">
      <style:text-properties officeooo:rsid="000562b8"/>
    </style:style>
    <style:style style:name="T5" style:family="text">
      <style:text-properties officeooo:rsid="00072218"/>
    </style:style>
    <style:style style:name="T6" style:family="text">
      <style:text-properties officeooo:rsid="0010232f"/>
    </style:style>
    <style:style style:name="T7" style:family="text">
      <style:text-properties fo:font-size="12pt" fo:font-weight="normal" officeooo:rsid="00147e77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0b5af7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22373d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10232f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1900c1" style:font-size-asian="12pt" style:font-weight-asian="normal" style:font-size-complex="12pt" style:font-weight-complex="normal"/>
    </style:style>
    <style:style style:name="T12" style:family="text">
      <style:text-properties officeooo:rsid="0017b1d4"/>
    </style:style>
    <style:style style:name="T13" style:family="text">
      <style:text-properties fo:font-style="italic" officeooo:rsid="0017b1d4" style:font-style-asian="italic" style:font-style-complex="italic"/>
    </style:style>
    <style:style style:name="T14" style:family="text">
      <style:text-properties fo:font-style="italic" fo:font-weight="normal" officeooo:rsid="001fe433" style:font-style-asian="italic" style:font-weight-asian="normal" style:font-style-complex="italic" style:font-weight-complex="normal"/>
    </style:style>
    <style:style style:name="T15" style:family="text">
      <style:text-properties fo:font-style="normal" fo:font-weight="normal" officeooo:rsid="0017b1d4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bold" officeooo:rsid="0017b1d4" style:font-style-asian="normal" style:font-weight-asian="bold" style:font-style-complex="normal" style:font-weight-complex="bold"/>
    </style:style>
    <style:style style:name="T17" style:family="text">
      <style:text-properties fo:font-style="normal" officeooo:rsid="00072218" style:font-style-asian="normal" style:font-style-complex="normal"/>
    </style:style>
    <style:style style:name="T18" style:family="text">
      <style:text-properties fo:font-style="normal" officeooo:rsid="0017b1d4" style:font-style-asian="normal" style:font-style-complex="normal"/>
    </style:style>
    <style:style style:name="T19" style:family="text">
      <style:text-properties fo:font-style="normal" style:text-underline-style="solid" style:text-underline-width="auto" style:text-underline-color="font-color" officeooo:rsid="0017b1d4" style:font-style-asian="normal" style:font-style-complex="normal"/>
    </style:style>
    <style:style style:name="T20" style:family="text">
      <style:text-properties fo:font-weight="normal" officeooo:rsid="00147e77" style:font-weight-asian="normal" style:font-weight-complex="normal"/>
    </style:style>
    <style:style style:name="T21" style:family="text">
      <style:text-properties fo:font-weight="normal" officeooo:rsid="00072218" style:font-weight-asian="normal" style:font-weight-complex="normal"/>
    </style:style>
    <style:style style:name="T22" style:family="text">
      <style:text-properties fo:font-weight="normal" officeooo:rsid="000c8f44" style:font-weight-asian="normal" style:font-weight-complex="normal"/>
    </style:style>
    <style:style style:name="T23" style:family="text">
      <style:text-properties fo:font-weight="normal" officeooo:rsid="00162300" style:font-weight-asian="normal" style:font-weight-complex="normal"/>
    </style:style>
    <style:style style:name="T24" style:family="text">
      <style:text-properties fo:font-weight="normal" officeooo:rsid="000b5af7" style:font-weight-asian="normal" style:font-weight-complex="normal"/>
    </style:style>
    <style:style style:name="T25" style:family="text">
      <style:text-properties fo:font-weight="normal" officeooo:rsid="0017b1d4" style:font-weight-asian="normal" style:font-weight-complex="normal"/>
    </style:style>
    <style:style style:name="T26" style:family="text">
      <style:text-properties fo:font-weight="normal" officeooo:rsid="001955bf" style:font-weight-asian="normal" style:font-weight-complex="normal"/>
    </style:style>
    <style:style style:name="T27" style:family="text">
      <style:text-properties fo:font-weight="normal" officeooo:rsid="0008608a" style:font-weight-asian="normal" style:font-weight-complex="normal"/>
    </style:style>
    <style:style style:name="T28" style:family="text">
      <style:text-properties fo:font-weight="normal" officeooo:rsid="001fe433" style:font-weight-asian="normal" style:font-weight-complex="normal"/>
    </style:style>
    <style:style style:name="T29" style:family="text">
      <style:text-properties fo:font-weight="normal" officeooo:rsid="000e3402" style:font-weight-asian="normal" style:font-weight-complex="normal"/>
    </style:style>
    <style:style style:name="T30" style:family="text">
      <style:text-properties fo:font-weight="normal" officeooo:rsid="001900c1" style:font-weight-asian="normal" style:font-weight-complex="normal"/>
    </style:style>
    <style:style style:name="T31" style:family="text">
      <style:text-properties officeooo:rsid="0008608a"/>
    </style:style>
    <style:style style:name="T32" style:family="text">
      <style:text-properties fo:font-size="13pt" style:font-size-asian="13pt" style:font-size-complex="13pt"/>
    </style:style>
    <style:style style:name="T33" style:family="text">
      <style:text-properties officeooo:rsid="001fe433"/>
    </style:style>
    <style:style style:name="T34" style:family="text">
      <style:text-properties style:text-underline-style="solid" style:text-underline-width="auto" style:text-underline-color="font-color" officeooo:rsid="0017b1d4"/>
    </style:style>
    <style:style style:name="T35" style:family="text">
      <style:text-properties officeooo:rsid="000e3402"/>
    </style:style>
    <style:style style:name="T36" style:family="text">
      <style:text-properties officeooo:rsid="001900c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TC </text:span><text:span text:style-name="T3">Sottometti</text:span><text:span text:style-name="T4"> Graduatoria </text:span><text:span text:style-name="T36">Definitiva</text:span><text:span text:style-name="T5"> 0</text:span><text:span text:style-name="T6">1</text:span></text:p>
      <text:p text:style-name="P21"/>
      <text:list xml:id="list37154380" text:style-name="L1">
        <text:list-item>
          <text:p text:style-name="P22">Nome del Test Case</text:p>
        </text:list-item>
      </text:list>
      <text:list xml:id="list37157314" text:style-name="L3">
        <text:list-header>
          <text:p text:style-name="P26"><text:span text:style-name="T7">Test Case TC_</text:span><text:span text:style-name="T8">SottomettiGraduatoria</text:span><text:span text:style-name="T11">Definitiva</text:span><text:span text:style-name="T9">_0</text:span><text:span text:style-name="T10">1</text:span></text:p>
        </text:list-header>
      </text:list>
      <text:p text:style-name="P12"/>
      <text:list xml:id="list37193931" text:continue-list="list37154380" text:style-name="L1">
        <text:list-item>
          <text:p text:style-name="P23">Test Case <text:span text:style-name="T12">Specification Identifier</text:span></text:p>
        </text:list-item>
      </text:list>
      <text:p text:style-name="P16"><text:span text:style-name="T12"><text:tab/></text:span><text:span text:style-name="T13">Caso d'uso da testare</text:span></text:p>
      <text:p text:style-name="P16"><text:span text:style-name="T15"><text:tab/></text:span><text:span text:style-name="T20">UC_</text:span><text:span text:style-name="T21">ACC_3.</text:span><text:span text:style-name="T30">5</text:span><text:span text:style-name="T20"> –</text:span><text:span text:style-name="T23"> </text:span><text:span text:style-name="T24">Sottometti</text:span><text:span text:style-name="T21"> Graduatoria </text:span><text:span text:style-name="T30">Definitiva</text:span></text:p>
      <text:list xml:id="list37194083" text:continue-numbering="true" text:style-name="L1">
        <text:list-header>
          <text:p text:style-name="P19">Version date</text:p>
          <text:p text:style-name="P3">1<text:span text:style-name="T5">3</text:span>/12/12 </text:p>
          <text:p text:style-name="P19">Version number</text:p>
        </text:list-header>
      </text:list>
      <text:p text:style-name="P27"><text:span text:style-name="T12"><text:tab/></text:span>v. 1.<text:span text:style-name="T6">1</text:span></text:p>
      <text:p text:style-name="P20"><text:tab/>Version author</text:p>
      <text:p text:style-name="P4"><text:span text:style-name="T16"><text:tab/></text:span><text:span text:style-name="T17">Ferdinando Di Palma</text:span></text:p>
      <text:list xml:id="list37214548" text:continue-numbering="true" text:style-name="L1">
        <text:list-header>
          <text:p text:style-name="P3"/>
        </text:list-header>
        <text:list-item>
          <text:p text:style-name="P23">Elementi testati</text:p>
          <text:p text:style-name="P5">Il test riguarderà la componente <text:span text:style-name="T31">Gestione Graduatorie</text:span>, in particolare la funzionalità <text:span text:style-name="T4">di </text:span><text:span text:style-name="T3">sottomissione della graduatoria </text:span><text:span text:style-name="T36">Definitiva</text:span><text:span text:style-name="T3"> al sistema</text:span></text:p>
          <text:p text:style-name="P19">Riferimenti</text:p>
        </text:list-item>
      </text:list>
      <text:p text:style-name="P4"><text:tab/><text:span text:style-name="T12">Specifica dei requisiti</text:span></text:p>
      <text:p text:style-name="P4"/>
      <text:list xml:id="list37207944" text:continue-numbering="true" text:style-name="L1">
        <text:list-item>
          <text:p text:style-name="P13"><text:span text:style-name="T32">Input</text:span> </text:p>
          <text:p text:style-name="P14"><text:span text:style-name="T13">Data </text:span><text:span text:style-name="T14">-</text:span></text:p>
          <text:p text:style-name="P14"><text:span text:style-name="T13">Tables</text:span><text:span text:style-name="T12"> </text:span><text:span text:style-name="T33">-</text:span></text:p>
          <text:p text:style-name="P14"><text:span text:style-name="T13">Human</text:span><text:span text:style-name="T12"> </text:span><text:span text:style-name="T13">Action</text:span></text:p>
          <text:p text:style-name="P9"><text:span text:style-name="T25">L'utente visita l</text:span><text:span text:style-name="T26">a pagina</text:span><text:span text:style-name="T25"> di </text:span><text:span text:style-name="T27">Gestione </text:span><text:span text:style-name="T24">Graduatorie selezionando dalla lista una Graduatoria </text:span><text:span text:style-name="T30">Definitiva</text:span><text:span text:style-name="T24"> e sottomettendola al sistema</text:span></text:p>
          <text:p text:style-name="P14"><text:span text:style-name="T13">Condition</text:span><text:span text:style-name="T12"> </text:span></text:p>
          <text:list>
            <text:list-header>
              <text:p text:style-name="P10">States</text:p>
              <text:list>
                <text:list-header>
                  <text:p text:style-name="P9"><text:span text:style-name="T34">Initial</text:span><text:span text:style-name="T12">: </text:span><text:span text:style-name="T25">Connessione dati attiva</text:span></text:p>
                  <text:p text:style-name="P9"><text:span text:style-name="T34">Intermediate</text:span><text:span text:style-name="T12">: </text:span><text:span text:style-name="T25">Connessione dati attiva</text:span></text:p>
                  <text:p text:style-name="P14"><text:span text:style-name="T19">Final</text:span><text:span text:style-name="T18">: </text:span><text:span text:style-name="T15">Connessione dati attiva</text:span></text:p>
                </text:list-header>
              </text:list>
              <text:p text:style-name="P10">Files</text:p>
              <text:list>
                <text:list-header>
                  <text:p text:style-name="P9"><text:span text:style-name="T34">Database</text:span><text:span text:style-name="T12">: </text:span></text:p>
                  <text:p text:style-name="P9"><text:span text:style-name="T34">Control files</text:span><text:span text:style-name="T12">: </text:span><text:span text:style-name="T25"><text:s/></text:span></text:p>
                  <text:p text:style-name="P9"><text:span text:style-name="T34">Transaction files</text:span><text:span text:style-name="T12">: </text:span></text:p>
                </text:list-header>
              </text:list>
            </text:list-header>
          </text:list>
          <text:p text:style-name="P19">Relationship</text:p>
          <text:p text:style-name="P19">Timing</text:p>
          <text:p text:style-name="P11"/>
        </text:list-item>
        <text:list-item>
          <text:p text:style-name="P24">Output</text:p>
          <text:p text:style-name="P14"><text:span text:style-name="T13">Tables</text:span><text:span text:style-name="T12"> -</text:span></text:p>
          <text:p text:style-name="P6">Il sistema <text:span text:style-name="T36">conferma con un messaggio la corretta sottomissione della Graduatoria</text:span></text:p>
          <text:p text:style-name="P15"><text:span text:style-name="T13">Human</text:span><text:span text:style-name="T12"> </text:span><text:span text:style-name="T13">Action</text:span></text:p>
          <text:p text:style-name="P14"><text:span text:style-name="T13">Condition</text:span><text:span text:style-name="T12"> </text:span></text:p>
          <text:list>
            <text:list-header>
              <text:p text:style-name="P10">States</text:p>
              <text:list>
                <text:list-header>
                  <text:p text:style-name="P9"><text:span text:style-name="T34">Initial</text:span><text:span text:style-name="T12">: </text:span></text:p>
                  <text:p text:style-name="P9"><text:span text:style-name="T34">Intermediate</text:span><text:span text:style-name="T12">: </text:span></text:p>
                  <text:p text:style-name="P14"><text:span text:style-name="T19">Final</text:span><text:span text:style-name="T18">: </text:span></text:p>
                </text:list-header>
              </text:list>
              <text:p text:style-name="P10">Files</text:p>
              <text:list>
                <text:list-header>
                  <text:p text:style-name="P9"><text:span text:style-name="T34">Database</text:span><text:span text:style-name="T12">: </text:span></text:p>
                  <text:p text:style-name="P9"><text:span text:style-name="T34">Control files</text:span><text:span text:style-name="T12">: </text:span><text:span text:style-name="T25"><text:s/></text:span></text:p>
                  <text:p text:style-name="P9"><text:span text:style-name="T34">Transaction files</text:span><text:span text:style-name="T12">: </text:span></text:p>
                </text:list-header>
              </text:list>
            </text:list-header>
          </text:list>
          <text:p text:style-name="P19"><text:soft-page-break/>Relationship</text:p>
          <text:p text:style-name="P19">Timing</text:p>
          <text:p text:style-name="P19">Response Time</text:p>
          <text:p text:style-name="P19">Duration</text:p>
          <text:p text:style-name="P7"/>
        </text:list-item>
        <text:list-item>
          <text:p text:style-name="P17"><text:span text:style-name="T32">Test frame</text:span> </text:p>
        </text:list-item>
      </text:list>
      <text:p text:style-name="P18"><text:tab/><text:span text:style-name="T28">Tabella: dati </text:span><text:span text:style-name="T29">mancanti</text:span></text:p>
      <text:list xml:id="list37185874" text:continue-numbering="true" text:style-name="L1">
        <text:list-item>
          <text:p text:style-name="P25">Vincoli ambientali</text:p>
          <text:p text:style-name="P2">Connessione <text:span text:style-name="T33">con il database</text:span></text:p>
          <text:p text:style-name="P1"/>
        </text:list-item>
        <text:list-item>
          <text:p text:style-name="P25">Requisiti procedurali speciali</text:p>
          <text:p text:style-name="P1">Non ci sono particolari procedure speciali.</text:p>
          <text:p text:style-name="P1"/>
        </text:list-item>
        <text:list-item>
          <text:p text:style-name="P25">Dipendenze da altri Test Case</text:p>
          <text:p text:style-name="P1">Non ci sono particolari <text:span text:style-name="T1">dipendenze</text:span> <text:span text:style-name="T1">da altri casi di test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3T17:03:12.22</meta:creation-date>
    <dc:date>2012-12-13T17:06:31.98</dc:date>
    <meta:editing-duration>P0D</meta:editing-duration>
    <meta:editing-cycles>1</meta:editing-cycles>
    <meta:document-statistic meta:table-count="0" meta:image-count="0" meta:object-count="0" meta:page-count="2" meta:paragraph-count="57" meta:word-count="183" meta:character-count="1319" meta:non-whitespace-character-count="1179"/>
    <meta:generator>LibreOffice/3.6$Windows_x86 LibreOffice_project/da8c1e6-fd468f4-454e206-f42a4a9-143cfd</meta:generator>
  </office:meta>
</office:document-meta>
</file>